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text-properties fo:language="es" fo:country="ES" officeooo:rsid="0001ff72" officeooo:paragraph-rsid="0001ff72"/>
    </style:style>
    <style:style style:name="P2" style:family="paragraph" style:parent-style-name="Standard">
      <style:paragraph-properties fo:line-height="115%"/>
      <style:text-properties fo:language="es" fo:country="ES"/>
    </style:style>
    <style:style style:name="P3" style:family="paragraph" style:parent-style-name="Standard" style:list-style-name="L4">
      <style:paragraph-properties fo:line-height="115%" fo:text-align="start" style:justify-single-word="false"/>
      <style:text-properties officeooo:rsid="0003759c" officeooo:paragraph-rsid="0003759c"/>
    </style:style>
    <style:style style:name="P4" style:family="paragraph" style:parent-style-name="Standard" style:list-style-name="L6">
      <style:paragraph-properties fo:line-height="115%" fo:text-align="start" style:justify-single-word="false"/>
      <style:text-properties fo:color="#3d7a92" loext:opacity="100%" officeooo:rsid="0003759c" officeooo:paragraph-rsid="0003759c"/>
    </style:style>
    <style:style style:name="P5" style:family="paragraph" style:parent-style-name="Standard" style:list-style-name="L5">
      <style:paragraph-properties fo:line-height="115%" fo:text-align="start" style:justify-single-word="false"/>
      <style:text-properties fo:color="#3d7a92" loext:opacity="100%" officeooo:rsid="0003759c" officeooo:paragraph-rsid="0003759c"/>
    </style:style>
    <style:style style:name="P6" style:family="paragraph" style:parent-style-name="Standard" style:list-style-name="L7">
      <style:paragraph-properties fo:line-height="115%" fo:text-align="start" style:justify-single-word="false"/>
      <style:text-properties fo:color="#3d7a92" loext:opacity="100%" officeooo:rsid="0003759c" officeooo:paragraph-rsid="0003759c"/>
    </style:style>
    <style:style style:name="P7" style:family="paragraph" style:parent-style-name="Standard">
      <style:paragraph-properties fo:line-height="115%" fo:text-align="start" style:justify-single-word="false" fo:break-before="page"/>
      <style:text-properties fo:color="#3d7a92" loext:opacity="100%" officeooo:rsid="0003759c" officeooo:paragraph-rsid="0003759c"/>
    </style:style>
    <style:style style:name="P8" style:family="paragraph" style:parent-style-name="Standard">
      <style:paragraph-properties fo:line-height="115%" fo:text-align="start" style:justify-single-word="false"/>
      <style:text-properties fo:color="#3d7a92" loext:opacity="100%" officeooo:rsid="0003759c" officeooo:paragraph-rsid="0003759c"/>
    </style:style>
    <style:style style:name="P9" style:family="paragraph" style:parent-style-name="Standard" style:list-style-name="L4">
      <style:paragraph-properties fo:line-height="115%" fo:text-align="start" style:justify-single-word="false"/>
      <style:text-properties officeooo:paragraph-rsid="0003759c"/>
    </style:style>
    <style:style style:name="P10" style:family="paragraph" style:parent-style-name="Standard" style:list-style-name="L5">
      <style:paragraph-properties fo:line-height="115%" fo:text-align="start" style:justify-single-word="false"/>
      <style:text-properties officeooo:paragraph-rsid="0003759c"/>
    </style:style>
    <style:style style:name="T1" style:family="text">
      <style:text-properties officeooo:rsid="0003759c"/>
    </style:style>
    <style:style style:name="T2" style:family="text">
      <style:text-properties fo:font-size="16pt" fo:language="es" fo:country="ES" style:font-size-asian="16pt" style:font-size-complex="16pt"/>
    </style:style>
    <style:style style:name="T3" style:family="text">
      <style:text-properties fo:font-size="16pt" fo:language="es" fo:country="ES" officeooo:rsid="0003759c" style:font-size-asian="16pt" style:font-size-complex="16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list xml:id="list1100189588" text:style-name="L4">
        <text:list-item>
          <text:p text:style-name="P9"><text:span text:style-name="T3">¿Qué es la programación orientada a objetos?</text:span></text:p>
        </text:list-item>
      </text:list>
      <text:list text:style-name="L6">
        <text:list-item>
          <text:list>
            <text:list-item>
              <text:p text:style-name="P4"><text:span text:style-name="T3">E</text:span><text:span text:style-name="T2">s un paradigma de programación en el cual el centro del desarrollo del programa son dichos objetos los cuales hacen la función de contener información, funciones y enlaces a otros objetos, aprovechan estos atributos para una solución de problemas aún más dinámica y de mayor control, siendo así que también pueden interactuar con otros objetos de ser necesario y si el programador así lo desea, esto permitiendo diversidad de funciones como las clases, herencias y el polimorfismo.</text:span></text:p>
            </text:list-item>
          </text:list>
        </text:list-item>
      </text:list>
      <text:list text:style-name="L5">
        <text:list-item>
          <text:list>
            <text:list-item>
              <text:p text:style-name="P10"><text:span text:style-name="T3">¿En que casos utilizarla?</text:span></text:p>
              <text:list>
                <text:list-item>
                  <text:p text:style-name="P5"><text:span text:style-name="T2">Al momento requerir un flujo de trabajo más moldeable dentro del software o aplicación a desarrollar, esto permitiendo el agregado y descarte de partes u objetos que no necesariamente aplicaran de forma permanente dentro del software, un ejemplo claro seria una aplicación de notas, que permita agregar notas con sus propios atributos, borrarlas, modificarlas, e incluso agregarles enlaces a otras aplicaciones si así se desea.</text:span></text:p>
                </text:list-item>
                <text:list-item>
                  <text:p text:style-name="P5"><text:span text:style-name="T2">Esto por si mismo es debido a que pueden presentarse situaciones donde necesite aplicarse mucha repetición para elementos que en esencia son lo mismo, pero con diversidad de propiedades.</text:span></text:p>
                </text:list-item>
                <text:list-item>
                  <text:p text:style-name="P5"><text:span text:style-name="T2">Principalmente cuando se conoce que un proyecto va a ser complejo y grande se emplea este paradigma.</text:span></text:p>
                </text:list-item>
              </text:list>
            </text:list-item>
          </text:list>
        </text:list-item>
      </text:list>
      <text:p text:style-name="P7"><text:span text:style-name="T2"/></text:p>
      <text:list xml:id="list125137249887462" text:continue-list="list1100189588" text:style-name="L4">
        <text:list-item>
          <text:p text:style-name="P3"><text:span text:style-name="T2"><text:s text:c="2"/>¿Si realizamos un sistema de inventarios para un supermercado desde 0, cuales serian tus preguntas hacia el cliente?</text:span></text:p>
        </text:list-item>
      </text:list>
      <text:list xml:id="list3184717222" text:style-name="L7">
        <text:list-item>
          <text:list>
            <text:list-item>
              <text:p text:style-name="P6"><text:span text:style-name="T2">¿Tiene una idea clara de lo que quiere?</text:span></text:p>
            </text:list-item>
            <text:list-item>
              <text:p text:style-name="P6"><text:span text:style-name="T2">¿Antes de pasar a las preguntas siguientes y para ahorrar tiempo, puede generar un formato con las características y especificaciones que desea en su plataforma?</text:span></text:p>
            </text:list-item>
            <text:list-item>
              <text:p text:style-name="P6"><text:span text:style-name="T2">¿Cuantos niveles de acceso necesita para cada tipo de personal?</text:span></text:p>
            </text:list-item>
            <text:list-item>
              <text:p text:style-name="P6"><text:span text:style-name="T2">¿Que formato de información necesita que su diversidad de empleados tenga que llenar para generar una cuenta (Por tipo de cuenta)? </text:span></text:p>
            </text:list-item>
            <text:list-item>
              <text:p text:style-name="P6"><text:span text:style-name="T2">¿Sera necesario un acceso remoto?</text:span></text:p>
            </text:list-item>
            <text:list-item>
              <text:p text:style-name="P6"><text:span text:style-name="T2">¿Dispone del espacio y el hardware para almacenar la información a guardar?</text:span></text:p>
            </text:list-item>
            <text:list-item>
              <text:p text:style-name="P6"><text:span text:style-name="T2">¿Planea utilizarlo para más de un supermercado? ¿De ser el caso necesita guardar la información solamente en el establecimiento donde se usa, quiere mandar la información de cada una de las localidades a un servidor, o ambas opciones aplican para sus necesidades?</text:span></text:p>
            </text:list-item>
            <text:list-item>
              <text:p text:style-name="P6"><text:span text:style-name="T2">¿Que tipo de equipo externo planea usar con el sistema de inventario (escáner de código de barras, bascula de peso en banda, computadora, servidor, etc)?, ¿Dispone de los permisos para usar ese equipo? ¿Necesita que le recomendemos el tipo de equipo a utilizar?</text:span></text:p>
            </text:list-item>
            <text:list-item>
              <text:p text:style-name="P6"><text:span text:style-name="T2">¿Ya han trabajado con esta clase de software en el pasado? ¿De ser así tiene una noción de la estructura visual que requiere?</text:span></text:p>
            </text:list-item>
            <text:list-item>
              <text:p text:style-name="P6"><text:span text:style-name="T2">¿Que tipo de datos necesita que registre la base de datos por cada producto?</text:span></text:p>
            </text:list-item>
          </text:list>
        </text:list-item>
      </text:list>
      <text:p text:style-name="P8"><text:span text:style-name="T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s" fo:country="ES" officeooo:rsid="0001ff72" officeooo:paragraph-rsid="0001ff72"/>
    </style:style>
    <style:style style:name="MT1" style:family="text">
      <style:text-properties officeooo:rsid="0003759c"/>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PRUEBA TÉCNICA.</text:span> <text:tab/><text:tab/><text:page-number text:select-page="current">2</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3T12:17:19.980291525</meta:creation-date>
    <dc:title>Formato APA</dc:title>
    <meta:editing-duration>PT34M17S</meta:editing-duration>
    <meta:editing-cycles>2</meta:editing-cycles>
    <meta:generator>LibreOffice/7.4.1.2$Linux_X86_64 LibreOffice_project/40$Build-2</meta:generator>
    <dc:date>2022-10-13T12:51:35.760679467</dc:date>
    <meta:document-statistic meta:table-count="0" meta:image-count="0" meta:object-count="0" meta:page-count="2" meta:paragraph-count="18" meta:word-count="440" meta:character-count="2647" meta:non-whitespace-character-count="2237"/>
    <meta:template xlink:type="simple" xlink:actuate="onRequest" xlink:title="Formato APA" xlink:href="../../../../../.config/libreoffice/4/user/template/Formato%20APA.ott" meta:date="2022-10-13T12:17:18.708740687"/>
  </office:meta>
</office:document-meta>
</file>